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0265" officeooo:paragraph-rsid="000a0265"/>
    </style:style>
    <style:style style:name="P2" style:family="paragraph" style:parent-style-name="Text_20_body">
      <style:text-properties officeooo:rsid="000b78ab" officeooo:paragraph-rsid="000b78ab"/>
    </style:style>
    <style:style style:name="P3" style:family="paragraph" style:parent-style-name="Text_20_body">
      <style:text-properties officeooo:rsid="000c8357" officeooo:paragraph-rsid="000c8357"/>
    </style:style>
    <style:style style:name="P4" style:family="paragraph" style:parent-style-name="Heading_20_1">
      <style:text-properties officeooo:rsid="000a0265" officeooo:paragraph-rsid="000a0265"/>
    </style:style>
    <style:style style:name="P5" style:family="paragraph" style:parent-style-name="Heading_20_1">
      <style:text-properties officeooo:rsid="000c8357" officeooo:paragraph-rsid="000c8357"/>
    </style:style>
    <style:style style:name="T1" style:family="text">
      <style:text-properties officeooo:rsid="000b78ab"/>
    </style:style>
    <style:style style:name="T2" style:family="text">
      <style:text-properties officeooo:rsid="000ddb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lgorithms</text:h>
      <text:p text:style-name="P1">For lidar alarm, very few modification were made since the code was originally written in PS2 for a <text:span text:style-name="T1">thorough</text:span> coverage. <text:span text:style-name="T1">In this case, after careful testing, it was determined that no modification is necessary for detection. However due to the fact that we need to send a service call for e-stop, therefore <text:s/>ros std_srv was added, and corresponding mechanism were added. In addition, since we want to avoid reset E-stop constantly or E-stop constantaly, a memory variable was added to the global variable so that the system can memorize the state.</text:span></text:p>
      <text:p text:style-name="P2">For E-stop ramp down, the algorithm was modified. The code heavily rely on how previously rampdown code is written as well as how the last function set was written.</text:p>
      <text:h text:style-name="P5" text:outline-level="1">Plot twist?</text:h>
      <text:p text:style-name="P3">So the lidar code was running fine, but somehow even the robot received e-stop service call, it still drives forward, after investigation, it turns out that I forgot to clear the cue, hence the robot is still plowing through the obstacle. Glad we tested it in simulation!</text:p>
      <text:h text:style-name="P5" text:outline-level="1">Closing Thoughts?</text:h>
      <text:p text:style-name="P3">Well, the traj builder is <text:span text:style-name="T2">definitely</text:span> useful and especially for when I need to work on my personal robotics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2:18:00.825015347</meta:creation-date>
    <dc:date>2019-02-14T22:28:46.921457059</dc:date>
    <meta:editing-duration>PT10M4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92" meta:character-count="1133" meta:non-whitespace-character-count="947"/>
  </office:meta>
</office:document-meta>
</file>